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ba84" officeooo:paragraph-rsid="0014b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iante en BTS SIO – option SISR</text:p>
      <text:p text:style-name="P1"/>
      <text:p text:style-name="P1">Ceci est un PD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09:47:29.879450962</meta:creation-date>
    <dc:date>2026-02-08T09:48:10.229445828</dc:date>
    <meta:editing-duration>PT43S</meta:editing-duration>
    <meta:editing-cycles>1</meta:editing-cycles>
    <meta:document-statistic meta:table-count="0" meta:image-count="0" meta:object-count="0" meta:page-count="1" meta:paragraph-count="2" meta:word-count="10" meta:character-count="50" meta:non-whitespace-character-count="41"/>
    <meta:generator>LibreOffice/25.2.3.2$Linux_X86_64 LibreOffice_project/520$Build-2</meta:generator>
  </office:meta>
</office:document-meta>
</file>